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By revealing that difference is arbitrary and potentially free-floating, mutable rather than essential, the monster threatens to destroy not just individual members of a society, but the very cultural apparatus through which individuality is constituted and allowed. Because it is a body across which difference has been repeatedly written, the monster (like Frankenstein’s creature, that combination of odd somatic pieces stitched together from a community of cadavers) seeks out its author to demand its raison d’étre—and to bear witness to the fact that it could have been constructed Otherwise. Godzilla trampled Tokyo; Girard frees him here to fragment the delicate matrix of relational systems that unite every private body to the public world.</text:p>
      <text:h text:style-name="Heading_20_4" text:outline-level="4"><text:bookmark-start text:name="thesis-v-the-monster-polices-the-borders-of-the-possible"/>Thesis V: The Monster Polices the Borders of the Possible<text:bookmark-end text:name="thesis-v-the-monster-polices-the-borders-of-the-possible"/></text:h>
      <text:p text:style-name="First_20_paragraph">The monster resists capture in the epistemological nets of the erudite, but it is something more than a Bakhtinian ally of the popular. From its position at the limits of knowing, the monster stands as a warning against exploration of its uncertain demesnes. The giants of Patagonia, the dragons of the Orient, and the dinosaurs of Jurassic Park together declare that curiosity is more often punished than rewarded, that one is better off safely contained within one’s own domestic sphere than abroad, away from the watchful eyes of the state. The monster prevents mobility (intellectual, geographic, or sexual), delimiting the social spaces through which private bodies may move. To step outside this official geography is to risk attack by some monstrous border patrol or (worse) to become monstrous oneself. Lycaon, the first werewolf in Western literature, undergoes his lupine metamorphosis as the culmination of a fable of hospitality.<text:note text:id="ftn0" text:note-class="footnote"><text:note-citation>1</text:note-citation><text:note-body><text:p text:style-name="Footnote">Extended travel was dependent in both the ancient and medieval world on the promulgation of an ideal of hospitality that sanctified the responsibility of host to guest. A violation of that code is responsible for the destruction of the biblical Sodom and Gomorrah, for the devolution from man to giant in <text:span text:style-name="T1">Sir Gawain and the Carl of Carlisle,</text:span> and for the first punitive transformation in Ovid’s <text:span text:style-name="T1">Metamorphoses.</text:span> This popular type of narrative may be conveniently labeled the fable of hospitality; such stories envalue the practice whose breach they illustrate through a drama repudiating the dangerous behavior. The valorization is accomplished in one of two ways: the host is a monster already and learns a lesson at the hands of his guest, or the host becomes a monster in the course of the narrative and audience members realize how they should conduct themselves. In either case, the cloak of monstrousness calls attention to those behaviors and attitudes the text is concerned with interdicting.</text:p></text:note-body></text:note> Ovid relates how the primeval giants attempted to plunge the world into anarchy by wrenching Olympus from the gods, only to be shattered by divine thunderbolts. From their scattered blood arose a race of men who continued their fathers’ malignant ways.<text:note text:id="ftn1" text:note-class="footnote"><text:note-citation>2</text:note-citation><text:note-body><text:p text:style-name="Footnote">Ovid, <text:span text:style-name="T1">Metamorphoses</text:span> (Loeb Classical Library no. 42), ed. G. P. Goold (Cambridge: Harvard University Press, 1916, rpr. 1984), [.156-62, 30.</text:p></text:note-body></text:note> Among this wicked progeny was Lycaon, king of Arcadia. When Jupiter arrived as a guest at his house, Lycaon tried to kill the ruler of the gods as he slept, and the next day served him pieces of a servant’s body as a meal. The enraged Jupiter punished this violation of the host-guest relationship by transforming Lycaon into a monstrous semblance of that lawless, godless state to which his actions would drag humanity back:</text:p>
      <text:p text:style-name="P1">The king himself flies in terror and, gaining the fields, howls aloud, attempting in vain to speak. His mouth of itself gathers foam, and with his accustomed greed for blood he turns against the sheep, delighting still in slaughter. His garments change to shaggy hair, his arms to legs. He turns into a wolf, and yet retains some traces of his former shape.<text:note text:id="ftn2" text:note-class="footnote"><text:note-citation>3</text:note-citation><text:note-body><text:p text:style-name="Footnote">Ibid., 1.231-39.</text:p></text:note-body></text:note></text:p>
      <text:p text:style-name="First_20_paragraph">The horribly fascinating loss of Lycaon’s humanity merely reifies his previous moral state; the king’s body is rendered all transparence, instantly and insistently readable. The power of the narrative prohibition peaks in the lingering description of the monstrously composite Lycaon, at that median where he is both man and beast, dual natures in a helpless tumult of assertion. The fable concludes when Lycaon can no longer speak, only signify.</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